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32"/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33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49.24pt" svg:y="190.32pt">
            <draw:object draw:notify-on-update-of-ranges="Sheet1.P7:Sheet1.P10 Sheet1.Q6:Sheet1.Q6 Sheet1.Q7:Sheet1.Q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Unmod Mediato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723" calcext:value-type="float">
            <text:p>37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3.3" calcext:value-type="float">
            <text:p>4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986" calcext:value-type="float">
            <text:p>398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3" calcext:value-type="float">
            <text:p>5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889" calcext:value-type="float">
            <text:p>388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7" calcext:value-type="float">
            <text:p>6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/>
          <table:table-cell table:style-name="ce3" office:value-type="string" calcext:value-type="string">
            <text:p>Mods</text:p>
          </table:table-cell>
          <table:table-cell table:style-name="ce5" office:value-type="string" calcext:value-type="string">
            <text:p>Velocity (fps)</text:p>
          </table:table-cell>
          <table:table-cell table:style-name="ce5" office:value-type="string" calcext:value-type="string">
            <text:p>% increase vs. stock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770" calcext:value-type="float">
            <text:p>377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7" calcext:value-type="float">
            <text:p>6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Stock</text:p>
          </table:table-cell>
          <table:table-cell table:style-name="ce6" office:value-type="float" office:value="60.4" calcext:value-type="float">
            <text:p>60.4</text:p>
          </table:table-cell>
          <table:table-cell table:style-name="ce8" office:value-type="string" calcext:value-type="string">
            <text:p>-</text:p>
          </table:table-cell>
        </table:table-row>
        <table:table-row table:style-name="ro1">
          <table:table-cell table:number-columns-repeated="6"/>
          <table:table-cell table:style-name="ce1" table:formula="of:=AVERAGE([.G2:.G7])" office:value-type="float" office:value="61.4333333333333" calcext:value-type="float">
            <text:p>61.4</text:p>
          </table:table-cell>
          <table:table-cell table:number-columns-repeated="8"/>
          <table:table-cell table:style-name="ce4" office:value-type="string" calcext:value-type="string">
            <text:p>AR Removed</text:p>
          </table:table-cell>
          <table:table-cell table:style-name="ce6" office:value-type="float" office:value="72.95" calcext:value-type="float">
            <text:p>73.0</text:p>
          </table:table-cell>
          <table:table-cell table:style-name="ce9" table:formula="of:=([.Q8]-[.Q7])/60.4" office:value-type="percentage" office:value="0.207781456953642" calcext:value-type="percentage">
            <text:p>20.8%</text:p>
          </table:table-cell>
        </table:table-row>
        <table:table-row table:style-name="ro1">
          <table:table-cell office:value-type="string" calcext:value-type="string">
            <text:p>Lubed</text:p>
          </table:table-cell>
          <table:table-cell table:number-columns-repeated="14"/>
          <table:table-cell table:style-name="ce4" office:value-type="string" calcext:value-type="string">
            <text:p>7Kg Spring</text:p>
          </table:table-cell>
          <table:table-cell table:style-name="ce6" office:value-type="float" office:value="76.4" calcext:value-type="float">
            <text:p>76.4</text:p>
          </table:table-cell>
          <table:table-cell table:style-name="ce9" table:formula="of:=([.Q9]-[.Q$7])/60.4" office:value-type="percentage" office:value="0.264900662251656" calcext:value-type="percentage">
            <text:p>26.5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157" calcext:value-type="float">
            <text:p>415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8" calcext:value-type="float">
            <text:p>56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7" calcext:value-type="float">
            <text:p>38.7</text:p>
          </table:table-cell>
          <table:table-cell office:value-type="string" calcext:value-type="string">
            <text:p>mph</text:p>
          </table:table-cell>
          <table:table-cell/>
          <table:table-cell table:style-name="ce4" office:value-type="string" calcext:value-type="string">
            <text:p>AR + spring</text:p>
          </table:table-cell>
          <table:table-cell table:style-name="ce7" office:value-type="float" office:value="107.6" calcext:value-type="float">
            <text:p>108</text:p>
          </table:table-cell>
          <table:table-cell table:style-name="ce9" table:formula="of:=([.Q10]-[.Q$7])/60.4" office:value-type="percentage" office:value="0.781456953642384" calcext:value-type="percentage">
            <text:p>78.1%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88" calcext:value-type="float">
            <text:p>38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4" calcext:value-type="float">
            <text:p>41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860" calcext:value-type="float">
            <text:p>3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2" calcext:value-type="float">
            <text:p>61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7" calcext:value-type="float">
            <text:p>4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876" calcext:value-type="float">
            <text:p>387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9" calcext:value-type="float">
            <text:p>60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054" calcext:value-type="float">
            <text:p>405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868" calcext:value-type="float">
            <text:p>38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11:.G15])" office:value-type="float" office:value="60.46" calcext:value-type="float">
            <text:p>60.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vy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338" calcext:value-type="float">
            <text:p>433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1691045" calcext:value-type="float">
            <text:p>169104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1695559" calcext:value-type="float">
            <text:p>16955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294" calcext:value-type="float">
            <text:p>429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4006" calcext:value-type="float">
            <text:p>400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4</text:p>
          </table:table-cell>
          <table:table-cell/>
          <table:table-cell office:value-type="float" office:value="3975" calcext:value-type="float">
            <text:p>397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5" calcext:value-type="float">
            <text:p>4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5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5" calcext:value-type="float">
            <text:p>38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remove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78" calcext:value-type="float">
            <text:p>307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436" calcext:value-type="float">
            <text:p>34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48" calcext:value-type="float">
            <text:p>32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7" calcext:value-type="float">
            <text:p>7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2" calcext:value-type="float">
            <text:p>22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6" calcext:value-type="float">
            <text:p>4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50" calcext:value-type="float">
            <text:p>31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30" calcext:value-type="float">
            <text:p>343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9" calcext:value-type="float">
            <text:p>68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21" calcext:value-type="float">
            <text:p>312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7" calcext:value-type="float">
            <text:p>75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27:.G32])" office:value-type="float" office:value="72.95" calcext:value-type="float">
            <text:p>72.95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7kg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82" calcext:value-type="float">
            <text:p>318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104" calcext:value-type="float">
            <text:p>31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6.1" calcext:value-type="float">
            <text:p>7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9" calcext:value-type="float">
            <text:p>51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750" calcext:value-type="float">
            <text:p>275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6" calcext:value-type="float">
            <text:p>58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17" calcext:value-type="float">
            <text:p>31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8" calcext:value-type="float">
            <text:p>75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259" calcext:value-type="float">
            <text:p>325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5" calcext:value-type="float">
            <text:p>72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191" calcext:value-type="float">
            <text:p>31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36:.G41])" office:value-type="float" office:value="76.4166666666667" calcext:value-type="float">
            <text:p>76.41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+ Plung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9" calcext:value-type="float">
            <text:p>31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5" calcext:value-type="float">
            <text:p>7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7" calcext:value-type="float">
            <text:p>22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335" calcext:value-type="float">
            <text:p>333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3" calcext:value-type="float">
            <text:p>328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90" calcext:value-type="float">
            <text:p>339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404" calcext:value-type="float">
            <text:p>34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4" calcext:value-type="float">
            <text:p>6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3" calcext:value-type="float">
            <text:p>47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368" calcext:value-type="float">
            <text:p>33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45:.G50])" office:value-type="float" office:value="71.0833333333333" calcext:value-type="float">
            <text:p>71.0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R +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371" calcext:value-type="float">
            <text:p>237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9.6" calcext:value-type="float">
            <text:p>9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7.3" calcext:value-type="float">
            <text:p>11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196" calcext:value-type="float">
            <text:p>21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3" calcext:value-type="float">
            <text:p>73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111" calcext:value-type="float">
            <text:p>21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11.9" calcext:value-type="float">
            <text:p>111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4.1" calcext:value-type="float">
            <text:p>34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6.3" calcext:value-type="float">
            <text:p>76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7.6" calcext:value-type="float">
            <text:p>10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53:.G58])" office:value-type="float" office:value="107.666666666667" calcext:value-type="float">
            <text:p>107.66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R Plunger Spr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613" calcext:value-type="float">
            <text:p>26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0.4" calcext:value-type="float">
            <text:p>90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6" calcext:value-type="float">
            <text:p>27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.7" calcext:value-type="float">
            <text:p>10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4.8" calcext:value-type="float">
            <text:p>104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1.5" calcext:value-type="float">
            <text:p>71.5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315" calcext:value-type="float">
            <text:p>2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291" calcext:value-type="float">
            <text:p>2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103.1" calcext:value-type="float">
            <text:p>10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580" calcext:value-type="float">
            <text:p>25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91.6" calcext:value-type="float">
            <text:p>91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mph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AVERAGE([.G62:.G67])" office:value-type="float" office:value="99.1" calcext:value-type="float">
            <text:p>99.1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AT Stoc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409" calcext:value-type="float">
            <text:p>44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4623" calcext:value-type="float">
            <text:p>46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332" calcext:value-type="float">
            <text:p>43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5" calcext:value-type="float">
            <text:p>5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2" calcext:value-type="float">
            <text:p>37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474" calcext:value-type="float">
            <text:p>447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8" calcext:value-type="float">
            <text:p>52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6" calcext:value-type="float">
            <text:p>5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9" calcext:value-type="float">
            <text:p>3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572" calcext:value-type="float">
            <text:p>45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1.7" calcext:value-type="float">
            <text:p>5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2" calcext:value-type="float">
            <text:p>3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513" calcext:value-type="float">
            <text:p>451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5.7" calcext:value-type="float">
            <text:p>3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315" calcext:value-type="float">
            <text:p>431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3" calcext:value-type="float">
            <text:p>37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4149" calcext:value-type="float">
            <text:p>414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9" calcext:value-type="float">
            <text:p>56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8" calcext:value-type="float">
            <text:p>38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2:.G11])" office:value-type="float" office:value="54.22" calcext:value-type="float">
            <text:p>54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er 5Kg sp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12" calcext:value-type="float">
            <text:p>301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917" calcext:value-type="float">
            <text:p>29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2" calcext:value-type="float">
            <text:p>5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91" calcext:value-type="float">
            <text:p>329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8" calcext:value-type="float">
            <text:p>71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9" calcext:value-type="float">
            <text:p>48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769" calcext:value-type="float">
            <text:p>276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3" calcext:value-type="float">
            <text:p>85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2" calcext:value-type="float">
            <text:p>58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80" calcext:value-type="float">
            <text:p>29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3" calcext:value-type="float">
            <text:p>79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046" calcext:value-type="float">
            <text:p>30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6" calcext:value-type="float">
            <text:p>7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9" calcext:value-type="float">
            <text:p>52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205" calcext:value-type="float">
            <text:p>320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7" calcext:value-type="float">
            <text:p>73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3" calcext:value-type="float">
            <text:p>50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011" calcext:value-type="float">
            <text:p>301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2892" calcext:value-type="float">
            <text:p>28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9" calcext:value-type="float">
            <text:p>24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7" calcext:value-type="float">
            <text:p>55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6"/>
          <table:table-cell table:formula="of:=AVERAGE([.G14:.G23])" office:value-type="float" office:value="78.2" calcext:value-type="float">
            <text:p>78.2</text:p>
          </table:table-cell>
          <table:table-cell table:formula="of:=([.G24]-[.G12])/[.G12]" office:value-type="float" office:value="0.442272224271487" calcext:value-type="float">
            <text:p>0.442272224271487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Hammersho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216" calcext:value-type="float">
            <text:p>32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536" calcext:value-type="float">
            <text:p>35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3448" calcext:value-type="float">
            <text:p>3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1.6" calcext:value-type="float">
            <text:p>71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8" calcext:value-type="float">
            <text:p>21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8" calcext:value-type="float">
            <text:p>48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3</text:p>
          </table:table-cell>
          <table:table-cell/>
          <table:table-cell office:value-type="float" office:value="3424" calcext:value-type="float">
            <text:p>34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3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:.G8])" office:value-type="float" office:value="69.88" calcext:value-type="float">
            <text:p>69.88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Disrupto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2764" calcext:value-type="float">
            <text:p>27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5.5" calcext:value-type="float">
            <text:p>85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5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36" calcext:value-type="float">
            <text:p>30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8" calcext:value-type="float">
            <text:p>77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2860" calcext:value-type="float">
            <text:p>28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6" calcext:value-type="float">
            <text:p>82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2" calcext:value-type="float">
            <text:p>2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864" calcext:value-type="float">
            <text:p>28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5" calcext:value-type="float">
            <text:p>82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1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2" calcext:value-type="float">
            <text:p>56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12:.G16])" office:value-type="float" office:value="81.4" calcext:value-type="float">
            <text:p>81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yan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008" calcext:value-type="float">
            <text:p>300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5" calcext:value-type="float">
            <text:p>78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2872" calcext:value-type="float">
            <text:p>28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80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5.1" calcext:value-type="float">
            <text:p>2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068" calcext:value-type="float">
            <text:p>30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9.2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232" calcext:value-type="float">
            <text:p>323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1" calcext:value-type="float">
            <text:p>73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7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3" calcext:value-type="float">
            <text:p>22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2944" calcext:value-type="float">
            <text:p>29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72" calcext:value-type="float">
            <text:p>297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9.5" calcext:value-type="float">
            <text:p>79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8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2" calcext:value-type="float">
            <text:p>24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1:.G25])" office:value-type="float" office:value="78.4" calcext:value-type="float">
            <text:p>78.4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5x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268" calcext:value-type="float">
            <text:p>326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3" calcext:value-type="float">
            <text:p>72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3" calcext:value-type="float">
            <text:p>49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916" calcext:value-type="float">
            <text:p>391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0.3" calcext:value-type="float">
            <text:p>60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8.4" calcext:value-type="float">
            <text:p>18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1" calcext:value-type="float">
            <text:p>41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7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2.8" calcext:value-type="float">
            <text:p>62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29:.G33])" office:value-type="float" office:value="65.72" calcext:value-type="float">
            <text:p>65.7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hriftstore Strongarm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44" calcext:value-type="float">
            <text:p>314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1" calcext:value-type="float">
            <text:p>75.1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1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2" calcext:value-type="float">
            <text:p>51.2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9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7" calcext:value-type="float">
            <text:p>53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124" calcext:value-type="float">
            <text:p>312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5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336" calcext:value-type="float">
            <text:p>333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8" calcext:value-type="float">
            <text:p>70.8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2" calcext:value-type="float">
            <text:p>77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5.4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3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4.8" calcext:value-type="float">
            <text:p>24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38:.G42])" office:value-type="float" office:value="76.76" calcext:value-type="float">
            <text:p>76.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sruptor post remov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164" calcext:value-type="float">
            <text:p>316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4.7" calcext:value-type="float">
            <text:p>74.7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7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9" calcext:value-type="float">
            <text:p>50.9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56" calcext:value-type="float">
            <text:p>30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6.0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3.6" calcext:value-type="float">
            <text:p>23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7" calcext:value-type="float">
            <text:p>52.7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280" calcext:value-type="float">
            <text:p>328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3140" calcext:value-type="float">
            <text:p>31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4.8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1.3" calcext:value-type="float">
            <text:p>51.3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752" calcext:value-type="float">
            <text:p>375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72.1</text:p>
          </table:table-cell>
          <table:table-cell office:value-type="string" calcext:value-type="string">
            <text:p>fps)</text:p>
          </table:table-cell>
          <table:table-cell/>
          <table:table-cell office:value-type="string" calcext:value-type="string">
            <text:p>1⸮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396" calcext:value-type="float">
            <text:p>339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(ave=69.6</text:p>
          </table:table-cell>
          <table:table-cell office:value-type="string" calcext:value-type="string">
            <text:p>fps)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4" calcext:value-type="float">
            <text:p>47.4</text:p>
          </table:table-cell>
          <table:table-cell office:value-type="string" calcext:value-type="string">
            <text:p>mph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AVERAGE([.G46:.G50])" office:value-type="float" office:value="71.42" calcext:value-type="float">
            <text:p>71.42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4209" calcext:value-type="float">
            <text:p>420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1" calcext:value-type="float">
            <text:p>17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8.3" calcext:value-type="float">
            <text:p>38.3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.3" calcext:value-type="float">
            <text:p>61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8" calcext:value-type="float">
            <text:p>41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3417" calcext:value-type="float">
            <text:p>341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123" calcext:value-type="float">
            <text:p>412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5.5" calcext:value-type="float">
            <text:p>55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8" calcext:value-type="float">
            <text:p>37.8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3220" calcext:value-type="float">
            <text:p>32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3492" calcext:value-type="float">
            <text:p>349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7.6" calcext:value-type="float">
            <text:p>6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5" calcext:value-type="float">
            <text:p>37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40" calcext:value-type="float">
            <text:p>364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9" calcext:value-type="float">
            <text:p>64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8" calcext:value-type="float">
            <text:p>19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4707" calcext:value-type="float">
            <text:p>470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2" calcext:value-type="float">
            <text:p>50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54:.G63])" office:value-type="float" office:value="61.03" calcext:value-type="float">
            <text:p>61.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S with 2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873" calcext:value-type="float">
            <text:p>3873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1.6" calcext:value-type="float">
            <text:p>41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067" calcext:value-type="float">
            <text:p>3067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2.5" calcext:value-type="float">
            <text:p>52.5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120" calcext:value-type="float">
            <text:p>4120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7.3" calcext:value-type="float">
            <text:p>57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1" calcext:value-type="float">
            <text:p>39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358" calcext:value-type="float">
            <text:p>435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3362" calcext:value-type="float">
            <text:p>336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4346" calcext:value-type="float">
            <text:p>4346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7.1" calcext:value-type="float">
            <text:p>3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4679" calcext:value-type="float">
            <text:p>4679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0.5" calcext:value-type="float">
            <text:p>50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3261" calcext:value-type="float">
            <text:p>326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2.4" calcext:value-type="float">
            <text:p>72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1" calcext:value-type="float">
            <text:p>22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3651" calcext:value-type="float">
            <text:p>3651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4.7" calcext:value-type="float">
            <text:p>64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1" calcext:value-type="float">
            <text:p>44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3422" calcext:value-type="float">
            <text:p>3422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1" calcext:value-type="float">
            <text:p>47.1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4448" calcext:value-type="float">
            <text:p>444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53.1" calcext:value-type="float">
            <text:p>53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6.2" calcext:value-type="float">
            <text:p>36.2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2</text:p>
          </table:table-cell>
          <table:table-cell/>
          <table:table-cell office:value-type="float" office:value="3004" calcext:value-type="float">
            <text:p>3004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78.6" calcext:value-type="float">
            <text:p>78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6" calcext:value-type="float">
            <text:p>53.6</text:p>
          </table:table-cell>
          <table:table-cell office:value-type="string" calcext:value-type="string">
            <text:p>mph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" table:formula="of:=AVERAGE([.G66:.G77])" office:value-type="float" office:value="63.5416666666667" calcext:value-type="float">
            <text:p>63.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RS with Dollar Store batteries</text:p>
          </table:table-cell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2.9" calcext:value-type="float">
            <text:p>52.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7.7" calcext:value-type="float">
            <text:p>37.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8.1" calcext:value-type="float">
            <text:p>28.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2.5" calcext:value-type="float">
            <text:p>32.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38.4" calcext:value-type="float">
            <text:p>38.4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1.3" calcext:value-type="float">
            <text:p>41.3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7" table:formula="of:=AVERAGE([.G81:.G90])" office:value-type="float" office:value="37.51" calcext:value-type="float">
            <text:p>37.51</text:p>
          </table:table-cell>
          <table:table-cell table:number-columns-repeated="13"/>
        </table:table-row>
      </table:table>
      <table:table table:name="Stock RS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3"/>
          <table:table-cell table:style-name="ce17" table:formula="of:=[.D10]-[.D1]" office:value-type="float" office:value="2.83" calcext:value-type="float">
            <text:p>2.83</text:p>
          </table:table-cell>
          <table:table-cell table:number-columns-repeated="2"/>
          <table:table-cell table:formula="of:=AVERAGE([.G1:.G10])" office:value-type="float" office:value="71.66" calcext:value-type="float">
            <text:p>71.66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Everyready</text:p>
          </table:table-cell>
          <table:table-cell office:value-type="string" calcext:value-type="string">
            <text:p>Gold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rtup,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ll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rpm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amp</text:p>
          </table:table-cell>
          <table:table-cell table:number-columns-repeated="10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rmp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mp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tartup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ss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64" calcext:value-type="float">
            <text:p>5.6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2.9" calcext:value-type="float">
            <text:p>8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8" calcext:value-type="float">
            <text:p>6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4" calcext:value-type="float">
            <text:p>73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1" calcext:value-type="float">
            <text:p>70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8" calcext:value-type="float">
            <text:p>47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2" calcext:value-type="float">
            <text:p>6.9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5" calcext:value-type="float">
            <text:p>6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7" calcext:value-type="float">
            <text:p>46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2" calcext:value-type="float">
            <text:p>21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5" calcext:value-type="float">
            <text:p>47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7" calcext:value-type="float">
            <text:p>7.5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.7" calcext:value-type="float">
            <text:p>68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9" calcext:value-type="float">
            <text:p>46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9" calcext:value-type="float">
            <text:p>7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1" calcext:value-type="float">
            <text:p>20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3.5" calcext:value-type="float">
            <text:p>7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0.3" calcext:value-type="float">
            <text:p>70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71.7,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82.9,</text:p>
          </table:table-cell>
          <table:table-cell office:value-type="string" calcext:value-type="string">
            <text:p>low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fp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hots</text:p>
          </table:table-cell>
          <table:table-cell office:value-type="string" calcext:value-type="string">
            <text:p>in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seconds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9" office:value-type="date" office:date-value="2019-06-10" calcext:value-type="date">
            <text:p>06/10/19</text:p>
          </table:table-cell>
          <table:table-cell office:value-type="string" calcext:value-type="string">
            <text:p>Stock RS with MOSFET, Adventure Force Dar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rf</text:p>
          </table:table-cell>
          <table:table-cell office:value-type="string" calcext:value-type="string">
            <text:p>Chronos,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shot</text:p>
          </table:table-cell>
          <table:table-cell table:number-columns-repeated="3"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24" calcext:value-type="float">
            <text:p>5.2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09.2" calcext:value-type="float">
            <text:p>109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3.3" calcext:value-type="float">
            <text:p>33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4.4" calcext:value-type="float">
            <text:p>74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55" calcext:value-type="float">
            <text:p>5.5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5.85" calcext:value-type="float">
            <text:p>5.8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5.6" calcext:value-type="float">
            <text:p>8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4" calcext:value-type="float">
            <text:p>58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17" calcext:value-type="float">
            <text:p>6.1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7" calcext:value-type="float">
            <text:p>2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.2" calcext:value-type="float">
            <text:p>5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8.4" calcext:value-type="float">
            <text:p>7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3.5" calcext:value-type="float">
            <text:p>53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6.79" calcext:value-type="float">
            <text:p>6.7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4" calcext:value-type="float">
            <text:p>46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4.5" calcext:value-type="float">
            <text:p>84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41" calcext:value-type="float">
            <text:p>7.4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0.5" calcext:value-type="float">
            <text:p>80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7.74" calcext:value-type="float">
            <text:p>7.7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9.1" calcext:value-type="float">
            <text:p>49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6.1" calcext:value-type="float">
            <text:p>86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2" calcext:value-type="float">
            <text:p>26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7" calcext:value-type="float">
            <text:p>58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3"/>
          <table:table-cell table:formula="of:=[.D49]-[.D40]" office:value-type="float" office:value="2.81" calcext:value-type="float">
            <text:p>2.81</text:p>
          </table:table-cell>
          <table:table-cell table:number-columns-repeated="2"/>
          <table:table-cell table:formula="of:=AVERAGE([.G40:.G49])" office:value-type="float" office:value="84.73" calcext:value-type="float">
            <text:p>84.7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5.6" calcext:value-type="float">
            <text:p>6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4.7" calcext:value-type="float">
            <text:p>44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5.72" calcext:value-type="float">
            <text:p>5.7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58.3" calcext:value-type="float">
            <text:p>5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9.7" calcext:value-type="float">
            <text:p>39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9.4" calcext:value-type="float">
            <text:p>49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3.7" calcext:value-type="float">
            <text:p>33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37" calcext:value-type="float">
            <text:p>6.3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3.5" calcext:value-type="float">
            <text:p>43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8.3" calcext:value-type="float">
            <text:p>48.3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2.7" calcext:value-type="float">
            <text:p>42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9.8" calcext:value-type="float">
            <text:p>49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67" calcext:value-type="float">
            <text:p>7.6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31" calcext:value-type="float">
            <text:p>8.3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67.8" calcext:value-type="float">
            <text:p>167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51.1" calcext:value-type="float">
            <text:p>51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114.4" calcext:value-type="float">
            <text:p>114.4</text:p>
          </table:table-cell>
          <table:table-cell office:value-type="string" calcext:value-type="string">
            <text:p>mph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5.97" calcext:value-type="float">
            <text:p>5.9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0.7" calcext:value-type="float">
            <text:p>80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4.6" calcext:value-type="float">
            <text:p>24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6.27" calcext:value-type="float">
            <text:p>6.2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6" calcext:value-type="float">
            <text:p>87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7" calcext:value-type="float">
            <text:p>59.7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5.6" calcext:value-type="float">
            <text:p>8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4" calcext:value-type="float">
            <text:p>58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7.21" calcext:value-type="float">
            <text:p>7.2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4.1" calcext:value-type="float">
            <text:p>84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7.4" calcext:value-type="float">
            <text:p>57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7.51" calcext:value-type="float">
            <text:p>7.5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6.2" calcext:value-type="float">
            <text:p>86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3" calcext:value-type="float">
            <text:p>26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7.81" calcext:value-type="float">
            <text:p>7.81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6" calcext:value-type="float">
            <text:p>26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5" calcext:value-type="float">
            <text:p>59.5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8.12" calcext:value-type="float">
            <text:p>8.1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8.42" calcext:value-type="float">
            <text:p>8.4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1" calcext:value-type="float">
            <text:p>87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4" calcext:value-type="float">
            <text:p>59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1</text:p>
          </table:table-cell>
          <table:table-cell/>
          <table:table-cell office:value-type="float" office:value="8.72" calcext:value-type="float">
            <text:p>8.72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7.7" calcext:value-type="float">
            <text:p>87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8" calcext:value-type="float">
            <text:p>59.8</text:p>
          </table:table-cell>
          <table:table-cell office:value-type="string" calcext:value-type="string">
            <text:p>mph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</text:p>
          </table:table-cell>
          <table:table-cell/>
          <table:table-cell office:value-type="float" office:value="3.47" calcext:value-type="float">
            <text:p>3.4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27.8" calcext:value-type="float">
            <text:p>127.8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87.2" calcext:value-type="float">
            <text:p>87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2</text:p>
          </table:table-cell>
          <table:table-cell/>
          <table:table-cell office:value-type="float" office:value="3.77" calcext:value-type="float">
            <text:p>3.7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103.2" calcext:value-type="float">
            <text:p>103.2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31.5" calcext:value-type="float">
            <text:p>31.5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70.4" calcext:value-type="float">
            <text:p>70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3</text:p>
          </table:table-cell>
          <table:table-cell/>
          <table:table-cell office:value-type="float" office:value="4.07" calcext:value-type="float">
            <text:p>4.0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5.6" calcext:value-type="float">
            <text:p>95.6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5.2" calcext:value-type="float">
            <text:p>65.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4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2.9" calcext:value-type="float">
            <text:p>92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5</text:p>
          </table:table-cell>
          <table:table-cell/>
          <table:table-cell office:value-type="float" office:value="4.67" calcext:value-type="float">
            <text:p>4.6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3.9" calcext:value-type="float">
            <text:p>93.9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6</text:p>
          </table:table-cell>
          <table:table-cell/>
          <table:table-cell office:value-type="float" office:value="4.97" calcext:value-type="float">
            <text:p>4.97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1.1" calcext:value-type="float">
            <text:p>91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.1" calcext:value-type="float">
            <text:p>62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7</text:p>
          </table:table-cell>
          <table:table-cell/>
          <table:table-cell office:value-type="float" office:value="5.28" calcext:value-type="float">
            <text:p>5.28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6.7" calcext:value-type="float">
            <text:p>86.7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4" calcext:value-type="float">
            <text:p>26.4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59.1" calcext:value-type="float">
            <text:p>59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8</text:p>
          </table:table-cell>
          <table:table-cell/>
          <table:table-cell office:value-type="float" office:value="5.59" calcext:value-type="float">
            <text:p>5.5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8.1" calcext:value-type="float">
            <text:p>88.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6.9" calcext:value-type="float">
            <text:p>26.9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9</text:p>
          </table:table-cell>
          <table:table-cell/>
          <table:table-cell office:value-type="float" office:value="5.89" calcext:value-type="float">
            <text:p>5.8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88.5" calcext:value-type="float">
            <text:p>88.5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#10</text:p>
          </table:table-cell>
          <table:table-cell/>
          <table:table-cell office:value-type="float" office:value="6.19" calcext:value-type="float">
            <text:p>6.19</text:p>
          </table:table-cell>
          <table:table-cell office:value-type="string" calcext:value-type="string">
            <text:p>sec</text:p>
          </table:table-cell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fps</text:p>
          </table:table-cell>
          <table:table-cell/>
          <table:table-cell office:value-type="float" office:value="27.7" calcext:value-type="float">
            <text:p>27.7</text:p>
          </table:table-cell>
          <table:table-cell office:value-type="string" calcext:value-type="string">
            <text:p>m/s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mph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21000 RPM</text:p>
          </table:table-cell>
          <table:table-cell/>
          <table:table-cell office:value-type="string" calcext:value-type="string">
            <text:p>3.4A startup</text:p>
          </table:table-cell>
          <table:table-cell office:value-type="string" calcext:value-type="string">
            <text:p>0.9 A s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21:15:15.9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9:22:45.794000000</meta:creation-date>
    <dc:date>2019-06-10T21:36:40.429000000</dc:date>
    <meta:editing-duration>PT5H36M24S</meta:editing-duration>
    <meta:editing-cycles>10</meta:editing-cycles>
    <meta:generator>LibreOffice/5.4.4.2$Windows_X86_64 LibreOffice_project/2524958677847fb3bb44820e40380acbe820f960</meta:generator>
    <meta:document-statistic meta:table-count="4" meta:cell-count="20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4.201cm" style:legend-expansion="high" chart:style-name="ch2"/>
        <chart:plot-area chart:style-name="ch3" table:cell-range-address="Sheet1.P6:Sheet1.Q10" chart:data-source-has-labels="both" svg:x="0.32cm" svg:y="0.18cm" svg:width="12.568cm" svg:height="8.64cm">
          <chartooo:coordinate-region svg:x="1.418cm" svg:y="0.379cm" svg:width="11.47cm" svg:height="7.794cm"/>
          <chart:axis chart:dimension="x" chart:name="primary-x" chart:style-name="ch4" chartooo:axis-type="auto">
            <chartooo:date-scale/>
            <chart:categories table:cell-range-address="Sheet1.P7:Sheet1.P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7:Sheet1.Q10" chart:label-cell-address="Sheet1.Q6:Sheet1.Q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 (fps)</text:p>
                <draw:g>
                  <svg:desc>Sheet1.Q6:Sheet1.Q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ock</text:p>
                <draw:g>
                  <svg:desc>Sheet1.P7:Sheet1.P10</svg:desc>
                </draw:g>
              </table:table-cell>
              <table:table-cell office:value-type="float" office:value="60.4">
                <text:p>60.4</text:p>
                <draw:g>
                  <svg:desc>Sheet1.Q7:Sheet1.Q10</svg:desc>
                </draw:g>
              </table:table-cell>
            </table:table-row>
            <table:table-row>
              <table:table-cell office:value-type="string">
                <text:p>AR Removed</text:p>
              </table:table-cell>
              <table:table-cell office:value-type="float" office:value="72.95">
                <text:p>72.95</text:p>
              </table:table-cell>
            </table:table-row>
            <table:table-row>
              <table:table-cell office:value-type="string">
                <text:p>7Kg Spring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AR + spring</text:p>
              </table:table-cell>
              <table:table-cell office:value-type="float" office:value="107.6">
                <text:p>10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